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58in" fo:margin-left="0.0035in" fo:margin-top="0in" fo:margin-bottom="0in" table:align="left" style:writing-mode="lr-tb"/>
    </style:style>
    <style:style style:name="Table2.A" style:family="table-column">
      <style:table-column-properties style:column-width="0.6806in"/>
    </style:style>
    <style:style style:name="Table2.B" style:family="table-column">
      <style:table-column-properties style:column-width="0.7556in"/>
    </style:style>
    <style:style style:name="Table2.C" style:family="table-column">
      <style:table-column-properties style:column-width="0.3944in"/>
    </style:style>
    <style:style style:name="Table2.D" style:family="table-column">
      <style:table-column-properties style:column-width="0.4167in"/>
    </style:style>
    <style:style style:name="Table2.E" style:family="table-column">
      <style:table-column-properties style:column-width="2.2486in"/>
    </style:style>
    <style:style style:name="Table2.F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text-properties style:font-name="Calibri1"/>
    </style:style>
    <style:style style:name="P8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style:font-name="Abadi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rtoon Physics</text:p>
      <text:p text:style-name="P4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5">Oaf</text:p>
          </table:table-cell>
          <table:table-cell table:style-name="Table1.A1" office:value-type="string">
            <text:p text:style-name="P5">MS+3</text:p>
          </table:table-cell>
          <table:table-cell table:style-name="Table1.A1" office:value-type="string">
            <text:p text:style-name="P5">MT+3</text:p>
          </table:table-cell>
          <table:table-cell table:style-name="Table1.A1" office:value-type="string">
            <text:p text:style-name="P5">RS+2</text:p>
          </table:table-cell>
          <table:table-cell table:style-name="Table1.A1" office:value-type="string">
            <text:p text:style-name="P5">RT+2</text:p>
          </table:table-cell>
          <table:table-cell table:style-name="Table1.A1" office:value-type="string">
            <text:p text:style-name="P5">TW+0</text:p>
          </table:table-cell>
        </table:table-row>
        <table:table-row table:style-name="Table1.1">
          <table:table-cell table:style-name="Table1.A1" office:value-type="string">
            <text:p text:style-name="P5">Wily</text:p>
          </table:table-cell>
          <table:table-cell table:style-name="Table1.A1" office:value-type="string">
            <text:p text:style-name="P5">MW+1</text:p>
          </table:table-cell>
          <table:table-cell table:style-name="Table1.A1" office:value-type="string">
            <text:p text:style-name="P5">RS+2</text:p>
          </table:table-cell>
          <table:table-cell table:style-name="Table1.A1" office:value-type="string">
            <text:p text:style-name="P5">RW+2</text:p>
          </table:table-cell>
          <table:table-cell table:style-name="Table1.A1" office:value-type="string">
            <text:p text:style-name="P5">SW+3</text:p>
          </table:table-cell>
          <table:table-cell table:style-name="Table1.A1" office:value-type="string">
            <text:p text:style-name="P5">CW+2</text:p>
          </table:table-cell>
        </table:table-row>
      </table:table>
      <text:p text:style-name="P7"/>
      <text:p text:style-name="P4">Special Mechanics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10">Anvil Drop</text:p>
          </table:table-cell>
          <table:table-cell table:style-name="Table2.A1" office:value-type="string">
            <text:p text:style-name="P10">Attack, Ranged, One Targe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list xml:id="list3186496888" text:style-name="WWNum1">
              <text:list-item>
                <text:p text:style-name="P11">Damage (2d8 + Power) (Physical, Smash)</text:p>
              </text:list-item>
              <text:list-item>
                <text:p text:style-name="P11">Range (20)</text:p>
              </text:list-item>
            </text:list>
          </table:table-cell>
          <table:table-cell table:style-name="Table2.A1" office:value-type="string">
            <text:list xml:id="list203725225021072" text:continue-numbering="true" text:style-name="WWNum1">
              <text:list-item>
                <text:p text:style-name="P1">Accuracy +2 / x2 / +0B / 10P</text:p>
              </text:list-item>
              <text:list-item>
                <text:p text:style-name="P1">Burn -1 / x3 / +0B / 10P</text:p>
              </text:list-item>
              <text:list-item>
                <text:p text:style-name="P1">Dmg Die / x3 / +1B / 10P</text:p>
              </text:list-item>
              <text:list-item>
                <text:p text:style-name="P1">Dmg Die / x3 / -2A / 10</text:p>
              </text:list-item>
              <text:list-item>
                <text:p text:style-name="P1">Range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Break the Fourth Wall</text:p>
          </table:table-cell>
          <table:table-cell table:style-name="Table2.A1" office:value-type="string">
            <text:p text:style-name="P10">Utility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E</text:p>
          </table:table-cell>
          <table:table-cell table:style-name="Table2.A1" office:value-type="string">
            <text:list xml:id="list203725733338723" text:continue-numbering="true" text:style-name="WWNum1">
              <text:list-item>
                <text:p text:style-name="P11">Take an immediate Free Full Move</text:p>
              </text:list-item>
              <text:list-item>
                <text:p text:style-name="P11">Alternately, you can ask the GM a question about the current situation and he has to give you a truthful, one-word answer</text:p>
              </text:list-item>
              <text:list-item>
                <text:p text:style-name="P11">Use once per session </text:p>
              </text:list-item>
            </text:list>
          </table:table-cell>
          <table:table-cell table:style-name="Table2.A1" office:value-type="string">
            <text:list xml:id="list203725069654101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table:number-rows-spanned="2" office:value-type="string">
            <text:p text:style-name="P10">Don’t Look Down</text:p>
          </table:table-cell>
          <table:table-cell table:style-name="Table2.A1" office:value-type="string">
            <text:p text:style-name="P10">Adder, Movement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724742897080" text:continue-numbering="true" text:style-name="WWNum1">
              <text:list-item>
                <text:p text:style-name="P11">While running, you can attempt to cross gaps</text:p>
              </text:list-item>
              <text:list-item>
                <text:p text:style-name="P11">To cross a gap, you can choose to either succeed in a Power save, or FAIL a Wit save</text:p>
              </text:list-item>
              <text:list-item>
                <text:p text:style-name="P11">Each round you remain in the air, you need to make/fail your save</text:p>
              </text:list-item>
            </text:list>
          </table:table-cell>
          <table:table-cell table:style-name="Table2.A1" table:number-rows-spanned="2" office:value-type="string">
            <text:list xml:id="list203726585628532" text:continue-numbering="true" text:style-name="WWNum1">
              <text:list-item>
                <text:p text:style-name="P1">Burn -1 / x3 / +0B / 10P</text:p>
              </text:list-item>
              <text:list-item>
                <text:p text:style-name="P1">Save or Save DL +2 / x3 / +1B / 10P</text:p>
              </text:list-item>
            </text:list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0">Conditional</text:p>
          </table:table-cell>
          <table:table-cell table:style-name="Table2.A1" office:value-type="string">
            <text:p text:style-name="P10">--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725425919300" text:continue-numbering="true" text:style-name="WWNum1">
              <text:list-item>
                <text:p text:style-name="P11">When knocked from a surface, activate this power to avoid the fall</text:p>
              </text:list-item>
              <text:list-item>
                <text:p text:style-name="P11">If you make/fail your save, you can run to safety in subsequent rounds</text:p>
              </text:list-item>
            </text:list>
          </table:table-cell>
          <table:covered-table-cell table:style-name="Table2.A1"/>
        </table:table-row>
        <table:table-row table:style-name="Table2.1">
          <table:table-cell table:style-name="Table2.A1" office:value-type="string">
            <text:p text:style-name="P10">Exit Stage Left</text:p>
          </table:table-cell>
          <table:table-cell table:style-name="Table2.A1" office:value-type="string">
            <text:p text:style-name="P10">Movemen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/E</text:p>
          </table:table-cell>
          <table:table-cell table:style-name="Table2.A1" office:value-type="string">
            <text:list xml:id="list203725170630974" text:continue-numbering="true" text:style-name="WWNum1">
              <text:list-item>
                <text:p text:style-name="P11">Run (12)</text:p>
              </text:list-item>
              <text:list-item>
                <text:p text:style-name="P11">Overland (3)</text:p>
              </text:list-item>
              <text:list-item>
                <text:p text:style-name="P11">By burning an energy, you can disengage from melee without taking opportunity attacks</text:p>
              </text:list-item>
            </text:list>
          </table:table-cell>
          <table:table-cell table:style-name="Table2.A1" office:value-type="string">
            <text:list xml:id="list203726310247500" text:continue-numbering="true" text:style-name="WWNum1">
              <text:list-item>
                <text:p text:style-name="P1">Burn -1 / x3 / +0B / 10P</text:p>
              </text:list-item>
              <text:list-item>
                <text:p text:style-name="P1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Extendo</text:p>
          </table:table-cell>
          <table:table-cell table:style-name="Table2.A1" office:value-type="string">
            <text:p text:style-name="P10">Adder, Melee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list xml:id="list203725413919972" text:continue-numbering="true" text:style-name="WWNum1">
              <text:list-item>
                <text:p text:style-name="P11">Stretching (3)</text:p>
              </text:list-item>
            </text:list>
          </table:table-cell>
          <table:table-cell table:style-name="Table2.A1" office:value-type="string">
            <text:list xml:id="list203726492229538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Hammer Space</text:p>
          </table:table-cell>
          <table:table-cell table:style-name="Table2.A1" office:value-type="string">
            <text:p text:style-name="P10">Attack, Melee, One Targe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list xml:id="list203725603167223" text:continue-numbering="true" text:style-name="WWNum1">
              <text:list-item>
                <text:p text:style-name="P11">Damage (2d8 + Muscle) (Physical, Smash)</text:p>
              </text:list-item>
              <text:list-item>
                <text:p text:style-name="P11">Cannot be used while Entangled, or Restrained, but cannot be taken away like a device</text:p>
              </text:list-item>
            </text:list>
          </table:table-cell>
          <table:table-cell table:style-name="Table2.A1" office:value-type="string">
            <text:list xml:id="list203726330878794" text:continue-numbering="true" text:style-name="WWNum1">
              <text:list-item>
                <text:p text:style-name="P1"><text:bookmark-start text:name="_Hlk16959278"/>Accuracy +2 / x2 / +0B / 10P</text:p>
              </text:list-item>
              <text:list-item>
                <text:p text:style-name="P1">Burn -1 / x3 / +0B / 10P</text:p>
              </text:list-item>
              <text:list-item>
                <text:p text:style-name="P1">Daze – Attacks get Daze (Muscle, Wit)</text:p>
              </text:list-item>
              <text:list-item>
                <text:p text:style-name="P1">Dmg Die / x3 / +1B / 20P</text:p>
              </text:list-item>
              <text:list-item>
                <text:p text:style-name="P2"><text:span text:style-name="T2">Dmg Die / x3 / -2A / </text:span><text:bookmark-end text:name="_Hlk16959278"/><text:span text:style-name="T2">20P</text:span></text:p>
              </text:list-item>
              <text:list-item>
                <text:p text:style-name="P1">Flatten – Attacks get Prone (Muscle, Wit)</text:p>
              </text:list-item>
              <text:list-item>
                <text:p text:style-name="P1">Witty Hammer – You use Wit instead of Muscle as the damage die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Instant Change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725093976401" text:continue-numbering="true" text:style-name="WWNum1">
              <text:list-item>
                <text:p text:style-name="P11">Skill (Disguise CW) (4)</text:p>
              </text:list-item>
              <text:list-item>
                <text:p text:style-name="P11">Instant Change</text:p>
              </text:list-item>
            </text:list>
          </table:table-cell>
          <table:table-cell table:style-name="Table2.A1" office:value-type="string">
            <text:list xml:id="list203724650309352" text:continue-numbering="true" text:style-name="WWNum1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Kapow!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725562853062" text:continue-numbering="true" text:style-name="WWNum1">
              <text:list-item>
                <text:p text:style-name="P11">Your melee attacks come with colorful visual effects</text:p>
              </text:list-item>
              <text:list-item>
                <text:p text:style-name="P11">Each time you hit someone with a melee attack, you collect a Kapow! Point (max 3)</text:p>
              </text:list-item>
              <text:list-item>
                <text:p text:style-name="P11">On a successful melee attack, you can spend 1-3 points, with each point giving you</text:p>
                <text:list>
                  <text:list-item>
                    <text:p text:style-name="P11">Damage (1)</text:p>
                  </text:list-item>
                  <text:list-item>
                    <text:p text:style-name="P11">Knock Distance (1)</text:p>
                  </text:list-item>
                  <text:list-item>
                    <text:p text:style-name="P11"><text:soft-page-break/>Proc (1)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203725190718392" text:continue-numbering="true" text:style-name="WWNum1">
              <text:list-item>
                <text:p text:style-name="P1">Max Kapow! +1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Painted Tunnel</text:p>
          </table:table-cell>
          <table:table-cell table:style-name="Table2.A1" office:value-type="string">
            <text:p text:style-name="P10">Utility, Full Action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M</text:p>
          </table:table-cell>
          <table:table-cell table:style-name="Table2.A1" office:value-type="string">
            <text:list xml:id="list203725391136360" text:continue-numbering="true" text:style-name="WWNum1">
              <text:list-item>
                <text:p text:style-name="P11">You take a round, and set an energy aside to draw a tunnel on an object with a flat surface and designate another spot on that object, up to 20 hexes away, as the other end of the tunnel</text:p>
              </text:list-item>
              <text:list-item>
                <text:p text:style-name="P11">For you and your allies, the two spots are adjacent, and when you move through the entrance of the tunnel, you appear on the other end</text:p>
              </text:list-item>
              <text:list-item>
                <text:p text:style-name="P11">The tunnel is one way; you cannot return through the painted end once you enter</text:p>
              </text:list-item>
              <text:list-item>
                <text:p text:style-name="P11">Enemies cannot pass through the tunnel and those that try will find it solid</text:p>
              </text:list-item>
              <text:list-item>
                <text:p text:style-name="P11">Any enemy trying to pass through takes 4d6 Physical Smashing Damage (Wit)</text:p>
              </text:list-item>
              <text:list-item>
                <text:p text:style-name="P11">The tunnel can be maintained as long as you like, and it can be destroyed as a free action</text:p>
              </text:list-item>
            </text:list>
          </table:table-cell>
          <table:table-cell table:style-name="Table2.A1" office:value-type="string">
            <text:list xml:id="list203725582867631" text:continue-numbering="true" text:style-name="WWNum1">
              <text:list-item>
                <text:p text:style-name="P1">Choo Choo – At any time, you can destroy the tunnel and call a large vehicle back through the entrance. The vehicle travels in a straight line out of the entrance and across the map. Any enemy in that line takes 6d6 Physical Smashing Damage (Reflex, Wit) / x1 / +0B / 20P</text:p>
              </text:list-item>
              <text:list-item>
                <text:p text:style-name="P1">Nice Ride – You can be riding the vehicle and end up in any hex adjacent to the Choo Choo’s attack as a free action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inged Hair</text:p>
          </table:table-cell>
          <table:table-cell table:style-name="Table2.A1" office:value-type="string">
            <text:p text:style-name="P10">Trait, Conditional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726144010863" text:continue-numbering="true" text:style-name="WWNum1">
              <text:list-item>
                <text:p text:style-name="P11">When faced with Fire, Electric, or Explosion damage, you may Resist(1)</text:p>
              </text:list-item>
              <text:list-item>
                <text:p text:style-name="P11">If you Resist the damage, you must take Charisma -2 and Wit -2 for the rest of the battle</text:p>
              </text:list-item>
            </text:list>
          </table:table-cell>
          <table:table-cell table:style-name="Table2.A1" office:value-type="string">
            <text:list xml:id="list203726019001153" text:continue-numbering="true" text:style-name="WWNum1">
              <text:list-item>
                <text:p text:style-name="P1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pecial Delivery</text:p>
          </table:table-cell>
          <table:table-cell table:style-name="Table2.A1" office:value-type="string">
            <text:p text:style-name="P10">Utility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726295663188" text:continue-numbering="true" text:style-name="WWNum1">
              <text:list-item>
                <text:p text:style-name="P11">You can produce tools appropriate to any of your proficiencies from thin air</text:p>
              </text:list-item>
              <text:list-item>
                <text:p text:style-name="P11">Skill Bonus (1)</text:p>
              </text:list-item>
              <text:list-item>
                <text:p text:style-name="P11">Alternately, you can use this power to have a 4/12 chance to have any bizarre device to assist you in any specific situation. You can only try this once per scene</text:p>
              </text:list-item>
            </text:list>
          </table:table-cell>
          <table:table-cell table:style-name="Table2.A1" office:value-type="string">
            <text:list xml:id="list203725346272345" text:continue-numbering="true" text:style-name="WWNum1">
              <text:list-item>
                <text:p text:style-name="P1">Acme Delivers – Instead of stunning your opponents, you can use Excuse Me, Pardon Me to deliver a useful item that grants you a power of up to 20 power points from another powerset / x1 / +6B / 20P</text:p>
              </text:list-item>
              <text:list-item>
                <text:p text:style-name="P1">Excuse Me, Pardon Me – Once per combat, as a full action, you can call for a delivery (of something useless and silly) in the middle of combat. The delivery man comes, and interrupts the fight, causing all combatants in 4 rad to be Stunned (Wit) / x1 / +6B / 20P</text:p>
              </text:list-item>
              <text:list-item>
                <text:p text:style-name="P1">Proc +1 / x5 / +0B / 10P</text:p>
              </text:list-item>
              <text:list-item>
                <text:p text:style-name="P1">Skill +1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quished Flat</text:p>
          </table:table-cell>
          <table:table-cell table:style-name="Table2.A1" office:value-type="string">
            <text:p text:style-name="P10">Trait, Conditional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726236313194" text:continue-numbering="true" text:style-name="WWNum1">
              <text:list-item>
                <text:p text:style-name="P11">When faced with Smashing damage, you may Resist (1)</text:p>
              </text:list-item>
              <text:list-item>
                <text:p text:style-name="P11">If you resist, you become Prone</text:p>
              </text:list-item>
            </text:list>
          </table:table-cell>
          <table:table-cell table:style-name="Table2.A1" office:value-type="string">
            <text:list xml:id="list203726614821900" text:continue-numbering="true" text:style-name="WWNum1">
              <text:list-item>
                <text:p text:style-name="P1">Resist +1 / x2 / +0B / 20P</text:p>
              </text:list-item>
            </text:list>
          </table:table-cell>
        </table:table-row>
      </table:table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8</meta:editing-cycles>
    <meta:creation-date>2022-06-09T18:09:00</meta:creation-date>
    <dc:date>2022-11-09T20:37:24.383000000</dc:date>
    <meta:editing-duration>PT39M5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4" meta:word-count="937" meta:character-count="4304" meta:non-whitespace-character-count="3566"/>
    <meta:user-defined meta:name="AppVersion">16.0000</meta:user-defined>
    <meta:template xlink:type="simple" xlink:actuate="onRequest" xlink:title="Normal.dotm" xlink:href=""/>
  </office:meta>
</office:document-meta>
</file>